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[CLASE 7] - 17/9/2018 – Distancia</text:h>
      <text:p text:style-name="Text_20_body"/>
      <text:p text:style-name="Text_20_body">Hola a todos,</text:p>
      <text:p text:style-name="Text_20_body"/>
      <text:p text:style-name="Text_20_body">Como figura en el cronograma y mencioné la clase pasada. El día Lunes 17/9 trabajaremos con un Modelo de Parcial con una clase a distancia.</text:p>
      <text:p text:style-name="Text_20_body">Se encuentra disponible el foro de dudas para preguntas de cualquiera de los temas vistos hasta el momento.</text:p>
      <text:p text:style-name="Text_20_body">Un saludo y feliz día del estudiante. Nos vemos nuevamente de manera presencial el Lunes 2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09-22T16:04:32.249000000</dc:date>
    <meta:editing-duration>PT2M18S</meta:editing-duration>
    <meta:editing-cycles>1</meta:editing-cycles>
    <meta:document-statistic meta:table-count="0" meta:image-count="0" meta:object-count="0" meta:page-count="1" meta:paragraph-count="5" meta:word-count="67" meta:character-count="384" meta:non-whitespace-character-count="321"/>
  </office:meta>
</office:document-meta>
</file>